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structorNamespaceHandlerTests.simp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structorNamespaceHandlerTests.nam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onstructorNamespaceHandlerTests.nam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onstructorNamespaceHandlerTests.constructorWithNameEndingIn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structorNamespaceHandlerTests.simpl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structorNamespaceHandlerTests.createFactory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structorNamespaceHandlerTests.ambiguous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structorNamespaceHandlerTests.typeIndexed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structorNamespaceHandlerTests.typeIndex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